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apple-system, system-ui, 'Segoe UI', Helvetica, 'Apple Color Emoji', Arial, sans-serif, 'Segoe UI Emoji', 'Segoe UI Symbol'"/>
  </office:font-face-decls>
  <office:automatic-styles>
    <style:style style:name="P1" style:family="paragraph" style:parent-style-name="Standard">
      <style:text-properties officeooo:rsid="001b8fc6" officeooo:paragraph-rsid="001b8fc6"/>
    </style:style>
    <style:style style:name="P2" style:family="paragraph" style:parent-style-name="Text_20_body">
      <style:text-properties officeooo:rsid="001b8fc6" officeooo:paragraph-rsid="001b8fc6"/>
    </style:style>
    <style:style style:name="P3" style:family="paragraph" style:parent-style-name="Standard">
      <style:text-properties officeooo:rsid="001d2586" officeooo:paragraph-rsid="001d2586"/>
    </style:style>
    <style:style style:name="P4" style:family="paragraph" style:parent-style-name="Standard">
      <style:text-properties officeooo:rsid="001f00eb" officeooo:paragraph-rsid="001f00eb"/>
    </style:style>
    <style:style style:name="P5" style:family="paragraph" style:parent-style-name="Standard">
      <style:text-properties fo:font-variant="normal" fo:text-transform="none" fo:color="#0d0d0d" loext:opacity="100%" style:font-name="ui-sans-serif" fo:font-size="10.5pt" fo:letter-spacing="normal" fo:font-style="normal" fo:font-weight="normal" officeooo:rsid="00212a36" officeooo:paragraph-rsid="00212a36" style:font-weight-asian="normal" style:font-weight-complex="normal"/>
    </style:style>
    <style:style style:name="P6" style:family="paragraph" style:parent-style-name="Standard">
      <style:text-properties officeooo:paragraph-rsid="00212a36"/>
    </style:style>
    <style:style style:name="P7" style:family="paragraph" style:parent-style-name="Standard">
      <style:text-properties officeooo:rsid="00212a36" officeooo:paragraph-rsid="00212a36"/>
    </style:style>
    <style:style style:name="P8" style:family="paragraph" style:parent-style-name="Standard">
      <style:text-properties fo:font-weight="normal" officeooo:rsid="00212a36" officeooo:paragraph-rsid="00212a36" style:font-weight-asian="normal" style:font-weight-complex="normal"/>
    </style:style>
    <style:style style:name="P9" style:family="paragraph" style:parent-style-name="Text_20_body">
      <style:text-properties officeooo:rsid="00172b5f" officeooo:paragraph-rsid="00172b5f"/>
    </style:style>
    <style:style style:name="P10" style:family="paragraph" style:parent-style-name="Text_20_body">
      <style:text-properties officeooo:paragraph-rsid="00172b5f"/>
    </style:style>
    <style:style style:name="P11" style:family="paragraph" style:parent-style-name="Standard">
      <style:text-properties officeooo:rsid="001f00eb" officeooo:paragraph-rsid="001f00eb"/>
    </style:style>
    <style:style style:name="P12" style:family="paragraph" style:parent-style-name="Standard">
      <style:text-properties officeooo:rsid="002416bd" officeooo:paragraph-rsid="002416bd"/>
    </style:style>
    <style:style style:name="P13" style:family="paragraph" style:parent-style-name="Text_20_body">
      <style:text-properties officeooo:rsid="001b8fc6" officeooo:paragraph-rsid="001b8fc6"/>
    </style:style>
    <style:style style:name="P14" style:family="paragraph" style:parent-style-name="Text_20_body">
      <style:text-properties officeooo:rsid="002410a5" officeooo:paragraph-rsid="002410a5"/>
    </style:style>
    <style:style style:name="T1" style:family="text">
      <style:text-properties officeooo:rsid="00172b5f"/>
    </style:style>
    <style:style style:name="T2" style:family="text">
      <style:text-properties officeooo:rsid="0018e20f"/>
    </style:style>
    <style:style style:name="T3" style:family="text">
      <style:text-properties officeooo:rsid="001a339c"/>
    </style:style>
    <style:style style:name="T4" style:family="text">
      <style:text-properties officeooo:rsid="001d2586"/>
    </style:style>
    <style:style style:name="T5" style:family="text">
      <style:text-properties officeooo:rsid="001f00eb"/>
    </style:style>
    <style:style style:name="T6" style:family="text">
      <style:text-properties fo:font-variant="normal" fo:text-transform="none" fo:color="#0d0d0d" loext:opacity="100%" style:font-name="ui-sans-serif" fo:font-size="10.5pt" fo:letter-spacing="normal" fo:font-style="normal" fo:font-weight="bold"/>
    </style:style>
    <style:style style:name="T7" style:family="text">
      <style:text-properties fo:font-variant="normal" fo:text-transform="none" fo:color="#0d0d0d" loext:opacity="100%" style:font-name="ui-sans-serif" fo:font-size="10.5pt" fo:letter-spacing="normal" fo:font-style="normal" fo:font-weight="normal" style:font-weight-asian="normal" style:font-weight-complex="normal"/>
    </style:style>
    <style:style style:name="T8" style:family="text">
      <style:text-properties fo:font-weight="normal" officeooo:rsid="001f00eb" style:font-weight-asian="normal" style:font-weight-complex="normal"/>
    </style:style>
    <style:style style:name="T9" style:family="text">
      <style:text-properties officeooo:rsid="002416b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Now Let's discuss the major pain points. Please assist me if I forget something. Use these historical chat sessions to recall from memory.</text:p>
      <text:p text:style-name="Text_20_body"/>
      <text:p text:style-name="P9"><text:span text:style-name="T4">I </text:span>** Nearly all of the major challenges pertain to the dataframe itself – not the model</text:p>
      <text:p text:style-name="P10">1) <text:span text:style-name="T1">webscraping challenges – lack of player ids and name matching</text:span></text:p>
      <text:p text:style-name="P10">2) merge conflicts due to different data types (object, floats, integers)</text:p>
      <text:p text:style-name="P10">3) post-merge row integrity checks using hashing – <text:span text:style-name="T1">more name matching challenges</text:span></text:p>
      <text:p text:style-name="P10">4) Joins caused losses of row data resulting in NaNs </text:p>
      <text:p text:style-name="P10"><text:span text:style-name="T1">5) </text:span>Join<text:span text:style-name="T1">s</text:span> and merges <text:span text:style-name="T1">caused</text:span> 95% or more of the fantasypros data being dropped or under utilized</text:p>
      <text:p text:style-name="P9">6) Imputations (0s, medians, averages, z-scores)</text:p>
      <text:p text:style-name="P9"/>
      <text:p text:style-name="P9"><text:span text:style-name="T4">II </text:span>** Critically important items **</text:p>
      <text:p text:style-name="P9">1) Avoid data leakage and ensure the dataframe is structured for correct temporal analysis predictions</text:p>
      <text:p text:style-name="P9">- Using row data to predict the target variable results in model memorization and overfitting. </text:p>
      <text:p text:style-name="P9">-In other words, rows must shift down so that the model uses previous row data to predict the target. </text:p>
      <text:p text:style-name="P9">-You must know what data will be available pre-game. <text:s/></text:p>
      <text:p text:style-name="P9">-Do not use post-game data to predict the target for the same week (or row). </text:p>
      <text:p text:style-name="P2"/>
      <text:p text:style-name="P2">2) Design an imputation strategy</text:p>
      <text:p text:style-name="P2"/>
      <text:p text:style-name="P14">3) In-season calculations</text:p>
      <text:p text:style-name="P14">-Ensure all feature engineered stats are contained within season (e.g. rolling averages, percentiles). </text:p>
      <text:p text:style-name="P14">-In other words, 2024 calculations are contained within the 2024 season. </text:p>
      <text:p text:style-name="P14">-Feature engineered stats should be isolated to each year with no data leakage into previous or subsequent seasons. </text:p>
      <text:p text:style-name="P14">-Apply the existing helper functions. </text:p>
      <text:p text:style-name="P9"/>
      <text:p text:style-name="P9"><text:span text:style-name="T4">III </text:span>Other <text:span text:style-name="T2">important</text:span> items <text:span text:style-name="T2">and observations</text:span></text:p>
      <text:p text:style-name="P9">1) Apply consistent and understandable columns and feature names. <text:s/>Decide a standard before hand.</text:p>
      <text:p text:style-name="P9">-for example, 3Wk averages is actually only counting games played. So call the column 3game_avg</text:p>
      <text:p text:style-name="P9"><text:soft-page-break/>-for example, use “feature_” or “feat_eng_” on every engineered feature </text:p>
      <text:p text:style-name="P9">2) Z-scores were not useful and some features were improperly converted. <text:s/></text:p>
      <text:p text:style-name="P9"><text:span text:style-name="T3">3) Consider</text:span> log transformations <text:span text:style-name="T3">as a standard.</text:span></text:p>
      <text:p text:style-name="Standard"/>
      <text:p text:style-name="P1"><text:span text:style-name="T4">IV </text:span>Strategy and Modifications</text:p>
      <text:p text:style-name="P1">** Refactor the pipeline <text:span text:style-name="T4">to</text:span> solve the majority of the problems and possibly improve model performance. </text:p>
      <text:p text:style-name="P1"/>
      <text:p text:style-name="P1">Current Pipeline issues:</text:p>
      <text:p text:style-name="P1"/>
      <text:p text:style-name="P1">1) The pipeline attempts to mesh 4 different data sources but this results in significant row loss. <text:s/>This also leaves the model more vulnerable if a <text:s/>data source is unavailable.</text:p>
      <text:p text:style-name="P1"/>
      <text:p text:style-name="P1">2) Untapped potential with the loss of so many rows, particularly in the fantasy<text:span text:style-name="T5">P</text:span>ros advanced stats</text:p>
      <text:p text:style-name="P1"/>
      <text:p text:style-name="P1">3) There are too many csv files and dataframes.</text:p>
      <text:p text:style-name="P1"/>
      <text:p text:style-name="P3">4) Too much repetitive code</text:p>
      <text:p text:style-name="P1"/>
      <text:p text:style-name="P1">Solutions</text:p>
      <text:p text:style-name="P1"/>
      <text:p text:style-name="P1">1) <text:s/>Create two distinct pipelines: NFL Python library and FantasyPros.</text:p>
      <text:p text:style-name="P1">-This will solve a lot of issues pertaining to merge issues, conflicts, and data formatting.</text:p>
      <text:p text:style-name="P1">-We will create multiple distinct dataframes tailored to the logistic regression and RF models. </text:p>
      <text:p text:style-name="P1"/>
      <text:p text:style-name="P3">2) Maintain our helper functions and modify as necessary.</text:p>
      <text:p text:style-name="P3"/>
      <text:p text:style-name="P3">3) Build more helper functions, particularly for the imputations and the modeling.</text:p>
      <text:p text:style-name="P3"/>
      <text:p text:style-name="P6"><text:span text:style-name="T5">4) Use the current </text:span><text:span text:style-name="T8">“</text:span><text:span text:style-name="T7">wr_df_stats_features_imputations.csv”</text:span><text:span text:style-name="T6"> </text:span><text:span text:style-name="T5">csv file and dataframe to re-design a strategy for imputations, features, and consistent and appropriate column names.</text:span></text:p>
      <text:p text:style-name="P4"/>
      <text:p text:style-name="P4">5) Design a data formatting strategy.</text:p>
      <text:p text:style-name="P4"/>
      <text:p text:style-name="P12">6) Create more proprietary features.</text:p>
      <text:p text:style-name="P12">-Design some pricing features (e.g. trending undervalued players that beat expectations).</text:p>
      <text:p text:style-name="P4"/>
      <text:p text:style-name="P7"><text:span text:style-name="T9">7</text:span>) No need to start from scratch. <text:s/>We will employ our current code base.</text:p>
      <text:p text:style-name="P8">wr_df.ipynb</text:p>
      <text:p text:style-name="P5">wr_eda_modeling_prep.ipynb</text:p>
      <text:p text:style-name="P5">wr_df_stats_features_imputations.ipynb</text:p>
      <text:p text:style-name="P5">wr_logit_RF_regression_models.ipynb</text:p>
      <text:p text:style-name="P7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i-sans-serif" svg:font-family="ui-sans-serif, apple-system, system-ui, 'Segoe UI', Helvetica, 'Apple Color Emoji', Arial, sans-serif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12:51:36.881844518</meta:creation-date>
    <dc:date>2025-07-20T17:29:34.571018662</dc:date>
    <meta:editing-duration>PT27M37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48" meta:word-count="507" meta:character-count="3347" meta:non-whitespace-character-count="2865"/>
  </office:meta>
</office:document-meta>
</file>